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T1" style:family="text">
      <style:text-properties fo:color="#0000ff" loext:opacity="100%"/>
    </style:style>
    <style:style style:name="T2" style:family="text">
      <style:text-properties fo:color="#098658" loext:opacity="100%"/>
    </style:style>
    <style:style style:name="T3" style:family="text">
      <style:text-properties fo:color="#7788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 <text:span text:style-name="T1">TABLE</text:span> MassBalance</text:p>
      <text:p text:style-name="P1">( </text:p>
      <text:p text:style-name="P1">m1 <text:span text:style-name="T1">float</text:span>,</text:p>
      <text:p text:style-name="P1">m2 <text:span text:style-name="T1">float</text:span>, </text:p>
      <text:p text:style-name="P1">m2b <text:span text:style-name="T1">float</text:span>, </text:p>
      <text:p text:style-name="P1">m3 <text:span text:style-name="T1">float</text:span>,</text:p>
      <text:p text:style-name="P1">V3 <text:span text:style-name="T1">float</text:span>,</text:p>
      <text:p text:style-name="P1">rho3 <text:span text:style-name="T1">float</text:span>,</text:p>
      <text:p text:style-name="P1">m2a <text:span text:style-name="T1">float</text:span>,</text:p>
      <text:p text:style-name="P1">m3vap <text:span text:style-name="T1">float</text:span>,</text:p>
      <text:p text:style-name="P1">m3a <text:span text:style-name="T1">float</text:span>,</text:p>
      <text:p text:style-name="P1">m3b <text:span text:style-name="T1">float</text:span>,</text:p>
      <text:p text:style-name="P1">m4 <text:span text:style-name="T1">float</text:span>,</text:p>
      <text:p text:style-name="P1">V4 <text:span text:style-name="T1">float</text:span>,</text:p>
      <text:p text:style-name="P1">rho4 <text:span text:style-name="T1">float</text:span>,</text:p>
      <text:p text:style-name="P1">m5 <text:span text:style-name="T1">float</text:span>,</text:p>
      <text:p text:style-name="P1">V5 <text:span text:style-name="T1">float</text:span>,</text:p>
      <text:p text:style-name="P1">rho5 <text:span text:style-name="T1">float</text:span>,</text:p>
      <text:p text:style-name="P1">m5b <text:span text:style-name="T1">float</text:span>,</text:p>
      <text:p text:style-name="P1">V5b <text:span text:style-name="T1">float</text:span>,</text:p>
      <text:p text:style-name="P1">m6 <text:span text:style-name="T1">float</text:span>,</text:p>
      <text:p text:style-name="P1">V6 <text:span text:style-name="T1">float</text:span>,</text:p>
      <text:p text:style-name="P1">rho6 <text:span text:style-name="T1">float</text:span>,</text:p>
      <text:p text:style-name="P1">m7 <text:span text:style-name="T1">float</text:span>,</text:p>
      <text:p text:style-name="P1">V7 <text:span text:style-name="T1">float</text:span>,</text:p>
      <text:p text:style-name="P1">rho7 <text:span text:style-name="T1">float</text:span>,</text:p>
      <text:p text:style-name="P1">Vol <text:span text:style-name="T1">float</text:span>,</text:p>
      <text:p text:style-name="P1"><text:span text:style-name="T1">timeStamp</text:span> <text:span text:style-name="T1">DateTime</text:span></text:p>
      <text:p text:style-name="P1">)</text:p>
      <text:p text:style-name="Standard"/>
      <text:p text:style-name="Standard"/>
      <text:p text:style-name="P1"><text:span text:style-name="T1">CREATE</text:span> <text:span text:style-name="T1">TABLE</text:span> MassBalanceSimulated</text:p>
      <text:p text:style-name="P1">( </text:p>
      <text:p text:style-name="P1">m1 <text:span text:style-name="T1">float</text:span>,</text:p>
      <text:p text:style-name="P1">m2 <text:span text:style-name="T1">float</text:span>, </text:p>
      <text:p text:style-name="P1">m2b <text:span text:style-name="T1">float</text:span>, </text:p>
      <text:p text:style-name="P1">m3 <text:span text:style-name="T1">float</text:span>,</text:p>
      <text:p text:style-name="P1">V3 <text:span text:style-name="T1">float</text:span>,</text:p>
      <text:p text:style-name="P1">rho3 <text:span text:style-name="T1">float</text:span>,</text:p>
      <text:p text:style-name="P1">m2a <text:span text:style-name="T1">float</text:span>,</text:p>
      <text:p text:style-name="P1">m3vap <text:span text:style-name="T1">float</text:span>,</text:p>
      <text:p text:style-name="P1">m3a <text:span text:style-name="T1">float</text:span>,</text:p>
      <text:p text:style-name="P1">m3b <text:span text:style-name="T1">float</text:span>,</text:p>
      <text:p text:style-name="P1">m4 <text:span text:style-name="T1">float</text:span>,</text:p>
      <text:p text:style-name="P1">V4 <text:span text:style-name="T1">float</text:span>,</text:p>
      <text:p text:style-name="P1">rho4 <text:span text:style-name="T1">float</text:span>,</text:p>
      <text:p text:style-name="P1">m5 <text:span text:style-name="T1">float</text:span>,</text:p>
      <text:p text:style-name="P1">V5 <text:span text:style-name="T1">float</text:span>,</text:p>
      <text:p text:style-name="P1">rho5 <text:span text:style-name="T1">float</text:span>,</text:p>
      <text:p text:style-name="P1">m5b <text:span text:style-name="T1">float</text:span>,</text:p>
      <text:p text:style-name="P1">V5b <text:span text:style-name="T1">float</text:span>,</text:p>
      <text:p text:style-name="P1"><text:soft-page-break/>m6 <text:span text:style-name="T1">float</text:span>,</text:p>
      <text:p text:style-name="P1">V6 <text:span text:style-name="T1">float</text:span>,</text:p>
      <text:p text:style-name="P1">rho6 <text:span text:style-name="T1">float</text:span>,</text:p>
      <text:p text:style-name="P1">m7 <text:span text:style-name="T1">float</text:span>,</text:p>
      <text:p text:style-name="P1">V7 <text:span text:style-name="T1">float</text:span>,</text:p>
      <text:p text:style-name="P1">rho7 <text:span text:style-name="T1">float</text:span>,</text:p>
      <text:p text:style-name="P1">Vol <text:span text:style-name="T1">float</text:span>,</text:p>
      <text:p text:style-name="P1"><text:span text:style-name="T1">timeStamp</text:span> <text:span text:style-name="T1">DateTime</text:span></text:p>
      <text:p text:style-name="P1">)</text:p>
      <text:p text:style-name="P1"/>
      <text:p text:style-name="P1"><text:span text:style-name="T1">INSERT</text:span> <text:span text:style-name="T1">INTO</text:span> [dbo].[MassBalanceSimulated] (Xk1,Xk2,m1,m2,m2b,m3,V3,rho3,m2a,m3vap,m3a,m3b,m4,V4,rho4,m5,V5,rho5,m5b,V5b,m6,V6,rho6,m5a,m7,V7,rho7,Vol,TimeDate) <text:span text:style-name="T1">VALUES</text:span> (<text:span text:style-name="T2">0.8</text:span>, <text:span text:style-name="T2">1.041</text:span>, <text:span text:style-name="T2">250.0</text:span>, <text:span text:style-name="T2">250.0</text:span>, <text:span text:style-name="T2">325.0</text:span>, <text:span text:style-name="T2">1030.0</text:span>, <text:span text:style-name="T2">1156.0</text:span>, <text:span text:style-name="T2">1.041</text:span>, <text:span text:style-name="T2">1279.0</text:span>, <text:span text:style-name="T2">0.9994</text:span>, <text:span text:style-name="T2">0.7</text:span>, <text:span text:style-name="T2">31.44</text:span>, <text:span text:style-name="T2">1030.0</text:span>, <text:span text:style-name="T2">983.0</text:span>, <text:span text:style-name="T2">0.9994</text:span>, <text:span text:style-name="T2">1030.0</text:span>, <text:span text:style-name="T2">983.0</text:span>, <text:span text:style-name="T2">1.048</text:span>, <text:span text:style-name="T2">31.44</text:span>, <text:span text:style-name="T2">30.0</text:span>, <text:span text:style-name="T2">999.4</text:span>, <text:span text:style-name="T2">1000.0</text:span>, <text:span text:style-name="T2">0.9994</text:span>, <text:span text:style-name="T2">0.7</text:span>, <text:span text:style-name="T2">999.4</text:span>, <text:span text:style-name="T2">1000.0</text:span>, <text:span text:style-name="T2">0.9994</text:span>, <text:span text:style-name="T2">0.06</text:span>, <text:span text:style-name="T2">2023</text:span><text:span text:style-name="T3">-</text:span><text:span text:style-name="T2">09</text:span><text:span text:style-name="T3">-</text:span><text:span text:style-name="T2">28</text:span>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20:53:31.591288015</meta:creation-date>
    <meta:generator>LibreOffice/7.3.7.2$Linux_X86_64 LibreOffice_project/30$Build-2</meta:generator>
    <dc:date>2023-10-12T20:18:56.418573217</dc:date>
    <meta:editing-duration>PT3M40S</meta:editing-duration>
    <meta:editing-cycles>3</meta:editing-cycles>
    <meta:document-statistic meta:table-count="0" meta:image-count="0" meta:object-count="0" meta:page-count="2" meta:paragraph-count="59" meta:word-count="148" meta:character-count="970" meta:non-whitespace-character-count="875"/>
  </office:meta>
</office:document-meta>
</file>